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P6" style:parent-style-name="Heading2" style:family="paragraph">
      <style:text-properties style:font-name-asian="Times New Roman"/>
    </style:style>
    <style:style style:name="T7" style:parent-style-name="bold" style:family="text">
      <style:text-properties fo:font-weight="bold" style:font-weight-asian="bold" style:font-weight-complex="bold"/>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Hyperlink" style:family="text">
      <style:text-properties style:font-name-asian="Times New Roman"/>
    </style:style>
    <style:style style:name="T13" style:parent-style-name="DefaultParagraphFont" style:family="text">
      <style:text-properties style:font-name-asian="Times New Roman"/>
    </style:style>
    <style:style style:name="T14" style:parent-style-name="Hyperlink" style:family="text">
      <style:text-properties style:font-name-asian="Times New Roman"/>
    </style:style>
    <style:style style:name="T15" style:parent-style-name="DefaultParagraphFont" style:family="text">
      <style:text-properties style:font-name-asian="Times New Roman"/>
    </style:style>
    <style:style style:name="T16" style:parent-style-name="Hyperlink" style:family="text">
      <style:text-properties style:font-name-asian="Times New Roman"/>
    </style:style>
    <style:style style:name="T17" style:parent-style-name="DefaultParagraphFont" style:family="text">
      <style:text-properties style:font-name-asian="Times New Roman"/>
    </style:style>
    <style:style style:name="T18" style:parent-style-name="Hyperlink" style:family="text">
      <style:text-properties style:font-name-asian="Times New Roman"/>
    </style:style>
    <style:style style:name="T19" style:parent-style-name="DefaultParagraphFont" style:family="text">
      <style:text-properties style:font-name-asian="Times New Roman"/>
    </style:style>
    <style:style style:name="T20" style:parent-style-name="Hyperlink" style:family="text">
      <style:text-properties style:font-name-asian="Times New Roman"/>
    </style:style>
    <style:style style:name="T21" style:parent-style-name="DefaultParagraphFont" style:family="text">
      <style:text-properties style:font-name-asian="Times New Roman"/>
    </style:style>
    <style:style style:name="T22" style:parent-style-name="Hyperlink" style:family="text">
      <style:text-properties style:font-name-asian="Times New Roman"/>
    </style:style>
    <style:style style:name="T23" style:parent-style-name="Hyperlink" style:family="text">
      <style:text-properties style:font-name-asian="Times New Roman"/>
    </style:style>
    <style:style style:name="T24" style:parent-style-name="DefaultParagraphFont" style:family="text">
      <style:text-properties style:font-name-asian="Times New Roman"/>
    </style:style>
    <style:style style:name="T25" style:parent-style-name="Hyperlink" style:family="text">
      <style:text-properties style:font-name-asian="Times New Roman"/>
    </style:style>
    <style:style style:name="T26" style:parent-style-name="DefaultParagraphFont" style:family="text">
      <style:text-properties fo:font-weight="bold" style:font-weight-asian="bold" style:font-weight-complex="bold"/>
    </style:style>
    <style:style style:name="T27" style:parent-style-name="bold" style:family="text">
      <style:text-properties fo:font-weight="bold" style:font-weight-asian="bold" style:font-weight-complex="bold"/>
    </style:style>
    <style:style style:name="T28" style:parent-style-name="bold" style:family="text">
      <style:text-properties fo:font-weight="bold" style:font-weight-asian="bold" style:font-weight-complex="bold"/>
    </style:style>
    <style:style style:name="T29" style:parent-style-name="bold"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bold" style:family="text">
      <style:text-properties fo:font-weight="bold" style:font-weight-asian="bold" style:font-weight-complex="bold"/>
    </style:style>
    <style:style style:name="T32" style:parent-style-name="bold"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NormalWeb" style:family="paragraph"/>
    <style:style style:name="T35" style:parent-style-name="bold" style:family="text">
      <style:text-properties fo:font-weight="bold" style:font-weight-asian="bold" style:font-weight-complex="bold"/>
    </style:style>
    <style:style style:name="P36" style:parent-style-name="NormalWeb" style:family="paragraph"/>
    <style:style style:name="T37" style:parent-style-name="bold" style:family="text">
      <style:text-properties fo:font-weight="bold" style:font-weight-asian="bold" style:font-weight-complex="bold"/>
    </style:style>
    <style:style style:name="P38" style:parent-style-name="NormalWeb" style:family="paragraph"/>
    <style:style style:name="T39" style:parent-style-name="bold"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P41" style:parent-style-name="NormalWeb" style:family="paragraph"/>
    <style:style style:name="T42" style:parent-style-name="bold" style:family="text">
      <style:text-properties fo:font-weight="bold" style:font-weight-asian="bold" style:font-weight-complex="bold"/>
    </style:style>
    <style:style style:name="P43" style:parent-style-name="NormalWeb" style:family="paragraph"/>
    <style:style style:name="T44" style:parent-style-name="bold" style:family="text">
      <style:text-properties fo:font-weight="bold" style:font-weight-asian="bold" style:font-weight-complex="bold"/>
    </style:style>
    <style:style style:name="P45" style:parent-style-name="NormalWeb" style:family="paragraph"/>
    <style:style style:name="T46" style:parent-style-name="bold" style:family="text">
      <style:text-properties fo:font-weight="bold" style:font-weight-asian="bold" style:font-weight-complex="bold"/>
    </style:style>
    <style:style style:name="P47" style:parent-style-name="NormalWeb" style:family="paragraph"/>
    <style:style style:name="T48" style:parent-style-name="bold" style:family="text">
      <style:text-properties fo:font-weight="bold" style:font-weight-asian="bold" style:font-weight-complex="bold"/>
    </style:style>
    <style:style style:name="T49" style:parent-style-name="bold" style:family="text">
      <style:text-properties fo:font-weight="bold" style:font-weight-asian="bold" style:font-weight-complex="bold"/>
    </style:style>
    <style:style style:name="P50" style:parent-style-name="NormalWeb" style:family="paragraph"/>
    <style:style style:name="T51" style:parent-style-name="bold" style:family="text">
      <style:text-properties fo:font-weight="bold" style:font-weight-asian="bold" style:font-weight-complex="bold"/>
    </style:style>
    <style:style style:name="P52" style:parent-style-name="NormalWeb" style:family="paragraph"/>
    <style:style style:name="T53" style:parent-style-name="bold" style:family="text">
      <style:text-properties fo:font-weight="bold" style:font-weight-asian="bold" style:font-weight-complex="bold"/>
    </style:style>
    <style:style style:name="P54" style:parent-style-name="NormalWeb" style:family="paragraph"/>
    <style:style style:name="T55" style:parent-style-name="bold"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NormalWeb" style:family="paragraph"/>
    <style:style style:name="T58" style:parent-style-name="bold" style:family="text">
      <style:text-properties fo:font-weight="bold" style:font-weight-asian="bold" style:font-weight-complex="bold"/>
    </style:style>
    <style:style style:name="P59" style:parent-style-name="NormalWeb" style:family="paragraph"/>
    <style:style style:name="T60" style:parent-style-name="bold" style:family="text">
      <style:text-properties fo:font-weight="bold" style:font-weight-asian="bold" style:font-weight-complex="bold"/>
    </style:style>
    <style:style style:name="P61" style:parent-style-name="NormalWeb" style:family="paragraph"/>
    <style:style style:name="T62" style:parent-style-name="bold" style:family="text">
      <style:text-properties fo:font-weight="bold" style:font-weight-asian="bold" style:font-weight-complex="bold"/>
    </style:style>
    <style:style style:name="P63" style:parent-style-name="NormalWeb" style:family="paragraph"/>
    <style:style style:name="T64" style:parent-style-name="bold" style:family="text">
      <style:text-properties fo:font-weight="bold" style:font-weight-asian="bold" style:font-weight-complex="bold"/>
    </style:style>
    <style:style style:name="P65" style:parent-style-name="NormalWeb" style:family="paragraph"/>
    <style:style style:name="T66" style:parent-style-name="bold" style:family="text">
      <style:text-properties fo:font-weight="bold" style:font-weight-asian="bold" style:font-weight-complex="bold"/>
    </style:style>
    <style:style style:name="T67" style:parent-style-name="bold" style:family="text">
      <style:text-properties fo:font-weight="bold" style:font-weight-asian="bold" style:font-weight-complex="bold"/>
    </style:style>
    <style:style style:name="P68" style:parent-style-name="NormalWeb" style:family="paragraph"/>
    <style:style style:name="T69" style:parent-style-name="bold"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NormalWeb" style:family="paragraph"/>
    <style:style style:name="T72" style:parent-style-name="bold" style:family="text">
      <style:text-properties fo:font-weight="bold" style:font-weight-asian="bold" style:font-weight-complex="bold"/>
    </style:style>
    <style:style style:name="P73" style:parent-style-name="NormalWeb" style:family="paragraph"/>
    <style:style style:name="T74" style:parent-style-name="bold" style:family="text">
      <style:text-properties fo:font-weight="bold" style:font-weight-asian="bold" style:font-weight-complex="bold"/>
    </style:style>
    <style:style style:name="T75" style:parent-style-name="bold" style:family="text">
      <style:text-properties fo:font-weight="bold" style:font-weight-asian="bold" style:font-weight-complex="bold"/>
    </style:style>
    <style:style style:name="P76" style:parent-style-name="NormalWeb" style:family="paragraph"/>
    <style:style style:name="T77" style:parent-style-name="bold" style:family="text">
      <style:text-properties fo:font-weight="bold" style:font-weight-asian="bold" style:font-weight-complex="bold"/>
    </style:style>
    <style:style style:name="P78" style:parent-style-name="NormalWeb" style:family="paragraph"/>
    <style:style style:name="T79" style:parent-style-name="bold"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P81" style:parent-style-name="NormalWeb" style:family="paragraph"/>
    <style:style style:name="T82" style:parent-style-name="bold" style:family="text">
      <style:text-properties fo:font-weight="bold" style:font-weight-asian="bold" style:font-weight-complex="bold"/>
    </style:style>
    <style:style style:name="P83" style:parent-style-name="NormalWeb" style:family="paragraph"/>
    <style:style style:name="T84" style:parent-style-name="bold" style:family="text">
      <style:text-properties fo:font-weight="bold" style:font-weight-asian="bold" style:font-weight-complex="bold"/>
    </style:style>
    <style:style style:name="P85" style:parent-style-name="NormalWeb" style:family="paragraph"/>
    <style:style style:name="T86" style:parent-style-name="bold" style:family="text">
      <style:text-properties fo:font-weight="bold" style:font-weight-asian="bold" style:font-weight-complex="bold"/>
    </style:style>
    <style:style style:name="P87" style:parent-style-name="NormalWeb" style:family="paragraph"/>
    <style:style style:name="T88" style:parent-style-name="bold" style:family="text">
      <style:text-properties fo:font-weight="bold" style:font-weight-asian="bold" style:font-weight-complex="bold"/>
    </style:style>
    <style:style style:name="T89" style:parent-style-name="bold" style:family="text">
      <style:text-properties fo:font-weight="bold" style:font-weight-asian="bold" style:font-weight-complex="bold"/>
    </style:style>
    <style:style style:name="P90" style:parent-style-name="NormalWeb" style:family="paragraph"/>
    <style:style style:name="T91" style:parent-style-name="bold"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NormalWeb" style:family="paragraph"/>
    <style:style style:name="T94" style:parent-style-name="bold" style:family="text">
      <style:text-properties fo:font-weight="bold" style:font-weight-asian="bold" style:font-weight-complex="bold"/>
    </style:style>
    <style:style style:name="T95" style:parent-style-name="bold" style:family="text">
      <style:text-properties fo:font-weight="bold" style:font-weight-asian="bold" style:font-weight-complex="bold"/>
    </style:style>
    <style:style style:name="P96" style:parent-style-name="NormalWeb" style:family="paragraph"/>
    <style:style style:name="T97" style:parent-style-name="bold" style:family="text">
      <style:text-properties fo:font-weight="bold" style:font-weight-asian="bold" style:font-weight-complex="bold"/>
    </style:style>
    <style:style style:name="P98" style:parent-style-name="NormalWeb" style:family="paragraph"/>
    <style:style style:name="T99" style:parent-style-name="bold" style:family="text">
      <style:text-properties fo:font-weight="bold" style:font-weight-asian="bold" style:font-weight-complex="bold"/>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Exam - Introduction</text:span></text:a></text:p>
      <text:h text:style-name="P6" text:outline-level="2"><text:bookmark-start text:name="AEN6"/>1. Exam - Introduction<text:bookmark-end text:name="AEN6"/></text:h>
      <text:p text:style-name="NormalWeb"><text:span text:style-name="T7">Information assurance policy governs actions.</text:span></text:p>
      <text:p text:style-name="NormalWeb">These are the exam questions for Principle 4: Information assurance policy governs actions.</text:p>
      <text:p text:style-name="Normal"><text:span text:style-name="T8">1.1.<text:s/></text:span><text:a xlink:href="#AEN13" office:target-frame-name="_top" xlink:show="replace"><text:span text:style-name="T9">What is the role of risk management in the formulation of IA policy?</text:span></text:a></text:p>
      <text:p text:style-name="Normal"><text:span text:style-name="T10">1.2.<text:s/></text:span><text:a xlink:href="#AEN19" office:target-frame-name="_top" xlink:show="replace"><text:span text:style-name="T11">Who needs to participate in p</text:span><text:span text:style-name="T12">olicy formulation and enforcement?</text:span></text:a></text:p>
      <text:p text:style-name="Normal"><text:span text:style-name="T13">1.3.<text:s/></text:span><text:a xlink:href="#AEN25" office:target-frame-name="_top" xlink:show="replace"><text:span text:style-name="T14">What are three characteristics of an effective IA policy?</text:span></text:a></text:p>
      <text:p text:style-name="Normal"><text:span text:style-name="T15">1.4.<text:s/></text:span><text:a xlink:href="#AEN40" office:target-frame-name="_top" xlink:show="replace"><text:span text:style-name="T16">What topics might you expect to see covered in a general security policy?</text:span></text:a></text:p>
      <text:p text:style-name="Normal"><text:span text:style-name="T17">1.5.<text:s/></text:span><text:a xlink:href="#AEN67" office:target-frame-name="_top" xlink:show="replace"><text:span text:style-name="T18">What topics might you expect to see covered in an acceptable use policy?</text:span></text:a></text:p>
      <text:p text:style-name="Normal"><text:span text:style-name="T19">1.6.<text:s/></text:span><text:a xlink:href="#AEN91" office:target-frame-name="_top" xlink:show="replace"><text:span text:style-name="T20">What questions should users be able to answer about their enterprise's IA policy?</text:span></text:a></text:p>
      <text:p text:style-name="Normal"><text:span text:style-name="T21">1.7.<text:s/></text:span><text:a xlink:href="#AEN109" office:target-frame-name="_top" xlink:show="replace"><text:span text:style-name="T22">What three examples of p</text:span><text:span text:style-name="T23">olicy topics that are required to protect administrators?</text:span></text:a></text:p>
      <text:p text:style-name="Normal"><text:span text:style-name="T24">1.8.<text:s/></text:span><text:a xlink:href="#AEN130" office:target-frame-name="_top" xlink:show="replace"><text:span text:style-name="T25">What is an administrator's role in IA policy formulation and enforcement?</text:span></text:a></text:p>
      <text:p text:style-name="NormalWeb"><text:bookmark-start text:name="AEN13"/><text:bookmark-end text:name="AEN13"/><text:span text:style-name="T26">1.1.<text:s/></text:span>What is the role of risk management in the formulation of IA policy?</text:p>
      <text:p text:style-name="NormalWeb"><text:span text:style-name="T27">Performing risk<text:s/></text:span><text:span text:style-name="T28">management adds clarity and detailed guidance for information asset protection. Risk assessment is used to identify critical assets, identify threats to those assets, and formulate asset protection strategies based on identified risks. Protecting critical<text:s/></text:span><text:span text:style-name="T29">information assets is one of the primary purposes of IA policy. This is addressed in Principle 3: Not all data is of equal value - risk must be managed.</text:span></text:p>
      <text:p text:style-name="NormalWeb"><text:bookmark-start text:name="AEN19"/><text:bookmark-end text:name="AEN19"/><text:span text:style-name="T30">1.2.<text:s/></text:span>Who needs to participate in policy formulation and enforcement?</text:p>
      <text:p text:style-name="NormalWeb"><text:span text:style-name="T31">Participants include senior manage</text:span><text:span text:style-name="T32">rs (CEO, CIO), middle managers including the IT manager, legal counsel, human resources, security staff, administrators and other IT staff, affected users, and affected third parties (contractors, vendors, suppliers, partners).</text:span></text:p>
      <text:p text:style-name="NormalWeb"><text:bookmark-start text:name="AEN25"/><text:bookmark-end text:name="AEN25"/><text:span text:style-name="T33">1.3.<text:s/></text:span>What are three characteristics of an effective IA policy?</text:p>
      <text:list text:style-name="LFO1" text:continue-numbering="true">
        <text:list-item>
          <text:p text:style-name="P34"><text:span text:style-name="T35">Realistic-balances protection with productivity</text:span></text:p>
        </text:list-item>
        <text:list-item>
          <text:p text:style-name="P36"><text:span text:style-name="T37">Visible and actively enforced with demonstrated senior management sponsorship</text:span></text:p>
        </text:list-item>
        <text:list-item>
          <text:p text:style-name="P38"><text:span text:style-name="T39">Accompanied by regular awareness and training sessions</text:span></text:p>
        </text:list-item>
      </text:list>
      <text:p text:style-name="NormalWeb"><text:bookmark-start text:name="AEN40"/><text:bookmark-end text:name="AEN40"/><text:span text:style-name="T40">1.4.<text:s/></text:span>What topics might you expect to see<text:s/>covered in a general security policy?</text:p>
      <text:list text:style-name="LFO2" text:continue-numbering="true">
        <text:list-item>
          <text:p text:style-name="P41"><text:span text:style-name="T42">Staff roles and responsibilities including system administrators</text:span></text:p>
        </text:list-item>
        <text:list-item>
          <text:p text:style-name="P43"><text:span text:style-name="T44">Password policy and protection</text:span></text:p>
        </text:list-item>
        <text:list-item>
          <text:p text:style-name="P45"><text:span text:style-name="T46">Network connectivity and access (internal, external, Internet), and monitoring</text:span></text:p>
        </text:list-item>
        <text:list-item>
          <text:p text:style-name="P47"><text:span text:style-name="T48">System access control privileges including</text:span><text:span text:style-name="T49"><text:s/>special administrator privileges</text:span></text:p>
        </text:list-item>
        <text:list-item>
          <text:p text:style-name="P50"><text:span text:style-name="T51">Information backup</text:span></text:p>
        </text:list-item>
        <text:list-item>
          <text:p text:style-name="P52"><text:span text:style-name="T53">Contingency planning and disaster recovery</text:span></text:p>
        </text:list-item>
        <text:list-item>
          <text:p text:style-name="P54"><text:span text:style-name="T55">Physical security</text:span></text:p>
        </text:list-item>
      </text:list>
      <text:p text:style-name="NormalWeb"><text:bookmark-start text:name="AEN67"/><text:bookmark-end text:name="AEN67"/><text:span text:style-name="T56">1.5.<text:s/></text:span>What topics might you expect to see covered in an acceptable use policy?</text:p>
      <text:list text:style-name="LFO3" text:continue-numbering="true">
        <text:list-item>
          <text:p text:style-name="P57"><text:span text:style-name="T58">Compliance with the enterprise's password policy</text:span></text:p>
        </text:list-item>
        <text:list-item>
          <text:p text:style-name="P59"><text:span text:style-name="T60">Hardware changes a user may or may not make including modem restrictions and use</text:span></text:p>
        </text:list-item>
        <text:list-item>
          <text:p text:style-name="P61"><text:span text:style-name="T62">Software a user may or may not install or remove</text:span></text:p>
        </text:list-item>
        <text:list-item>
          <text:p text:style-name="P63"><text:span text:style-name="T64">Information a user may or may not transmit across the network</text:span></text:p>
        </text:list-item>
        <text:list-item>
          <text:p text:style-name="P65"><text:span text:style-name="T66">User responsibilities to operate a computer securely including v</text:span><text:span text:style-name="T67">irus scanning and eradication</text:span></text:p>
        </text:list-item>
        <text:list-item>
          <text:p text:style-name="P68"><text:span text:style-name="T69">Prohibitions against sharing accounts and conducting personal business</text:span></text:p>
        </text:list-item>
      </text:list>
      <text:p text:style-name="NormalWeb"><text:bookmark-start text:name="AEN91"/><text:bookmark-end text:name="AEN91"/><text:span text:style-name="T70">1.6.<text:s/></text:span>What questions should users be able to answer about their enterprise's IA policy?</text:p>
      <text:list text:style-name="LFO4" text:continue-numbering="true">
        <text:list-item>
          <text:p text:style-name="P71"><text:span text:style-name="T72">Where are your enterprise's IA policies defined?</text:span></text:p>
        </text:list-item>
        <text:list-item>
          <text:p text:style-name="P73"><text:span text:style-name="T74">Who is involved in<text:s/></text:span><text:span text:style-name="T75">establishing IA policy?</text:span></text:p>
        </text:list-item>
        <text:list-item>
          <text:p text:style-name="P76"><text:span text:style-name="T77">Who is responsible for monitoring IA policy compliance?</text:span></text:p>
        </text:list-item>
        <text:list-item>
          <text:p text:style-name="P78"><text:span text:style-name="T79">How do you acknowledge you have received and read your IA policies and all applicable updates?</text:span></text:p>
        </text:list-item>
      </text:list>
      <text:p text:style-name="NormalWeb"><text:bookmark-start text:name="AEN109"/><text:bookmark-end text:name="AEN109"/><text:span text:style-name="T80">1.7.<text:s/></text:span>What three examples of policy topics that are required to protect administrators?</text:p>
      <text:list text:style-name="LFO5" text:continue-numbering="true">
        <text:list-item>
          <text:p text:style-name="P81"><text:span text:style-name="T82">Authority and conditions for monitoring user activities (e.g., reading user e-mail)</text:span></text:p>
        </text:list-item>
        <text:list-item>
          <text:p text:style-name="P83"><text:span text:style-name="T84">Disrupting or terminating service under specific conditions</text:span></text:p>
        </text:list-item>
        <text:list-item>
          <text:p text:style-name="P85"><text:span text:style-name="T86">Adding and changing users, user groups, user privileges, and authentication mechanisms</text:span></text:p>
        </text:list-item>
        <text:list-item>
          <text:p text:style-name="P87"><text:span text:style-name="T88">Authority and condi</text:span><text:span text:style-name="T89">tions for using vulnerability testing, penetration testing, and password cracking tools</text:span></text:p>
        </text:list-item>
        <text:list-item>
          <text:p text:style-name="P90"><text:span text:style-name="T91">Enforcing acceptable use policy provisions and prohibitions</text:span></text:p>
        </text:list-item>
      </text:list>
      <text:p text:style-name="NormalWeb"><text:bookmark-start text:name="AEN130"/><text:bookmark-end text:name="AEN130"/><text:span text:style-name="T92">1.8.<text:s/></text:span>What is an administrator's role in IA policy formulation and enforcement?</text:p>
      <text:list text:style-name="LFO6" text:continue-numbering="true">
        <text:list-item>
          <text:p text:style-name="P93"><text:span text:style-name="T94">Content contributor for proce</text:span><text:span text:style-name="T95">dures, processes, and tools</text:span></text:p>
        </text:list-item>
        <text:list-item>
          <text:p text:style-name="P96"><text:span text:style-name="T97">Enforcer in areas of responsibility</text:span></text:p>
        </text:list-item>
        <text:list-item>
          <text:p text:style-name="P98"><text:span text:style-name="T99">Traine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1T18:08:00Z</meta:creation-date>
    <dc:date>2011-08-21T18:08:00Z</dc:date>
    <meta:template xlink:href="Normal.dotm" xlink:type="simple"/>
    <meta:editing-cycles>2</meta:editing-cycles>
    <meta:editing-duration>PT0S</meta:editing-duration>
    <meta:document-statistic meta:page-count="1" meta:paragraph-count="8" meta:word-count="636" meta:character-count="4255" meta:row-count="30" meta:non-whitespace-character-count="3627"/>
  </office:meta>
</office:document-meta>
</file>